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52c33" style:font-name="Open Sans" fo:font-size="24pt" fo:letter-spacing="normal" fo:font-style="normal" fo:font-weight="bold"/>
    </style:style>
    <style:style style:name="P2" style:family="paragraph" style:parent-style-name="Text_20_body">
      <style:paragraph-properties fo:margin-left="0cm" fo:margin-right="0cm" fo:orphans="2" fo:widows="2" fo:text-indent="0cm" style:auto-text-indent="false"/>
      <style:text-properties fo:font-variant="normal" fo:text-transform="none" fo:color="#252c33" style:font-name="Open Sans" fo:font-size="14pt" fo:letter-spacing="normal" fo:font-style="normal" fo:font-weight="normal"/>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Heading_20_3">
      <style:paragraph-properties fo:margin-left="0cm" fo:margin-right="0cm" fo:orphans="2" fo:widows="2" fo:text-indent="0cm" style:auto-text-indent="false"/>
      <style:text-properties fo:font-variant="normal" fo:text-transform="none" fo:color="#252c33" style:font-name="Open Sans" fo:font-size="24pt" fo:letter-spacing="normal" fo:font-style="normal" fo:font-weight="bold"/>
    </style:style>
    <style:style style:name="T1" style:family="text">
      <style:text-properties fo:font-variant="normal" fo:text-transform="none" fo:color="#252c33" style:font-name="Open Sans" fo:font-size="14pt" fo:letter-spacing="normal" fo:font-style="normal" fo:font-weight="normal"/>
    </style:style>
    <style:style style:name="T2" style:family="text">
      <style:text-properties fo:font-variant="normal" fo:text-transform="none" fo:color="#252c33" style:font-name="Open Sans" fo:font-size="14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ustering Customers</text:p>
      <text:p text:style-name="P1"/>
      <text:h text:style-name="P4" text:outline-level="3">Problem Statement - Question 1</text:h>
      <text:p text:style-name="P2">Future Group has built an attractive portfolio of some of the fastest growing consumer brands in India. Around 400 million customers walk into their stores each year and choose products and services supplied by over 30,000 small, medium and large entrepreneurs and manufacturers from across India.</text:p>
      <text:p text:style-name="P2">Future Group employs a staggering 36000 people directly from every section of Indian society. Not just employment, the group wants to usher positive socio-economic changes across all section of India societies.</text:p>
      <text:p text:style-name="P2">In retail, Big Bazaar is the most popular brand by Future Group. Big Bazaar has retail outlets across major metropolitan cities in India. The company wants to use machine learning to better understand customer behaviour and understand their buying needs better.</text:p>
      <text:p text:style-name="P3"><text:span text:style-name="T1">In this problem, you've to </text:span><text:span text:style-name="Strong_20_Emphasis"><text:span text:style-name="T2">predict clusters of customers</text:span></text:span><text:span text:style-name="T1"> by store location. Knowing the set of customers that behave evenly will help them target their product promotions accordingl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1:16:26.554695980</meta:creation-date>
    <dc:date>2017-10-26T11:16:52.412991430</dc:date>
    <meta:editing-duration>PT26S</meta:editing-duration>
    <meta:editing-cycles>1</meta:editing-cycles>
    <meta:document-statistic meta:table-count="0" meta:image-count="0" meta:object-count="0" meta:page-count="1" meta:paragraph-count="6" meta:word-count="153" meta:character-count="1001" meta:non-whitespace-character-count="854"/>
    <meta:generator>LibreOffice/5.3.1.2$Linux_X86_64 LibreOffice_project/30m0$Build-2</meta:generator>
  </office:meta>
</office:document-meta>
</file>